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ngXian" svg:font-family="DengXian" style:font-pitch="variable"/>
    <style:font-face style:name="Liberation Serif1" svg:font-family="'Liberation Serif'" style:font-pitch="variable"/>
    <style:font-face style:name="Menlo1" svg:font-family="Menlo" style:font-pitch="variable"/>
    <style:font-face style:name="OpenSymbol" svg:font-family="OpenSymbol, 'Arial Unicode MS'" style:font-pitch="variable"/>
    <style:font-face style:name="He" svg:font-family="He" style:font-family-generic="roman" style:font-pitch="variable"/>
    <style:font-face style:name="Liberation Serif" svg:font-family="'Liberation Serif'" style:font-family-generic="roman" style:font-pitch="variable"/>
    <style:font-face style:name="Menlo" svg:font-family="Menlo" style:font-family-generic="roman" style:font-pitch="variable"/>
    <style:font-face style:name="Arial Unicode MS" svg:font-family="'Arial Unicode MS'" style:font-family-generic="swiss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Body">
      <style:text-properties officeooo:rsid="00085c02" officeooo:paragraph-rsid="001a0a56"/>
    </style:style>
    <style:style style:name="P2" style:family="paragraph" style:parent-style-name="Body">
      <style:text-properties officeooo:rsid="00085c02" officeooo:paragraph-rsid="0008d054"/>
    </style:style>
    <style:style style:name="P3" style:family="paragraph" style:parent-style-name="Body">
      <style:text-properties style:font-name="He" fo:language="en" fo:country="US" officeooo:paragraph-rsid="00127da5" style:font-name-complex="He"/>
    </style:style>
    <style:style style:name="P4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fo:language="en" fo:country="US" officeooo:paragraph-rsid="001c67d5" style:font-name-complex="He"/>
    </style:style>
    <style:style style:name="P5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fo:language="en" fo:country="US" officeooo:rsid="001c67d5" officeooo:paragraph-rsid="001c67d5" style:font-name-complex="He"/>
    </style:style>
    <style:style style:name="P6" style:family="paragraph" style:parent-style-name="Body">
      <style:text-properties fo:color="#ed1c24" style:font-name="He" fo:language="en" fo:country="US" officeooo:paragraph-rsid="001a0a56" style:font-name-complex="He"/>
    </style:style>
    <style:style style:name="P7" style:family="paragraph" style:parent-style-name="Body">
      <style:text-properties fo:color="#ed1c24" style:font-name="He" fo:language="en" fo:country="US" officeooo:paragraph-rsid="000ed947" style:font-name-complex="He"/>
    </style:style>
    <style:style style:name="P8" style:family="paragraph" style:parent-style-name="Body">
      <style:text-properties fo:color="#ed1c24" style:font-name="He" fo:font-size="12pt" fo:language="en" fo:country="US" officeooo:paragraph-rsid="001a0a56" style:letter-kerning="true" style:font-name-asian="DengXian" style:font-size-asian="12pt" style:font-name-complex="He" style:font-size-complex="12pt" style:language-complex="ar" style:country-complex="SA"/>
    </style:style>
    <style:style style:name="P9" style:family="paragraph" style:parent-style-name="Body">
      <style:text-properties officeooo:paragraph-rsid="000ed947"/>
    </style:style>
    <style:style style:name="P10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000000" style:font-name="He" fo:language="en" fo:country="US" officeooo:paragraph-rsid="00127da5" fo:background-color="#ffffff" style:font-name-asian="Menlo1" style:font-name-complex="He"/>
    </style:style>
    <style:style style:name="P11" style:family="paragraph" style:parent-style-name="Body">
      <style:text-properties fo:color="#182f7c" style:font-name="He" fo:font-size="11pt" fo:language="en" fo:country="US" fo:font-style="italic" officeooo:rsid="000a16a0" officeooo:paragraph-rsid="0008d054" style:font-name-asian="DengXian" style:font-size-asian="11pt" style:font-style-asian="italic" style:font-name-complex="He" style:font-style-complex="italic"/>
    </style:style>
    <style:style style:name="P12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21409a" style:font-name="He" fo:language="it" fo:country="IT" fo:font-style="italic" officeooo:rsid="00085c02" officeooo:paragraph-rsid="000ed947" style:letter-kerning="true" fo:background-color="#ffffff" style:font-name-asian="DengXian" style:font-style-asian="italic" style:font-name-complex="He" style:language-complex="ar" style:country-complex="SA" style:font-style-complex="italic"/>
    </style:style>
    <style:style style:name="P13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006d6f" style:font-name="He" fo:language="it" fo:country="IT" fo:font-style="italic" officeooo:rsid="001c67d5" officeooo:paragraph-rsid="001c67d5" style:letter-kerning="true" fo:background-color="#ffffff" style:font-name-asian="DengXian" style:font-style-asian="italic" style:font-name-complex="He" style:language-complex="ar" style:country-complex="SA" style:font-style-complex="italic"/>
    </style:style>
    <style:style style:name="P14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fo:language="en" fo:country="US" fo:font-style="italic" officeooo:rsid="00085c02" officeooo:paragraph-rsid="001a0a56" style:letter-kerning="true" style:font-name-asian="DengXian" style:font-style-asian="italic" style:font-name-complex="He" style:language-complex="ar" style:country-complex="SA" style:font-style-complex="italic"/>
    </style:style>
    <style:style style:name="P15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fo:language="en" fo:country="US" fo:font-style="italic" officeooo:rsid="00085c02" officeooo:paragraph-rsid="000b5b7e" style:letter-kerning="true" style:font-name-asian="DengXian" style:font-style-asian="italic" style:font-name-complex="He" style:language-complex="ar" style:country-complex="SA" style:font-style-complex="italic"/>
    </style:style>
    <style:style style:name="P16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fo:font-style="italic" officeooo:paragraph-rsid="001a0a56" fo:background-color="#ffffff" style:font-style-asian="italic" style:font-name-complex="He" style:font-style-complex="italic"/>
    </style:style>
    <style:style style:name="P17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officeooo:paragraph-rsid="001a0a56" fo:background-color="#ffffff" style:font-name-asian="Menlo1" style:font-name-complex="He"/>
    </style:style>
    <style:style style:name="P18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officeooo:paragraph-rsid="001a0a56" fo:background-color="#ffffff" style:font-name-complex="He"/>
    </style:style>
    <style:style style:name="P19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officeooo:paragraph-rsid="000ed947" fo:background-color="#ffffff" style:font-name-complex="He"/>
    </style:style>
    <style:style style:name="P20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officeooo:rsid="00244dd2" officeooo:paragraph-rsid="00333d11" fo:background-color="#ffffff" style:font-name-complex="He"/>
    </style:style>
    <style:style style:name="P21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officeooo:paragraph-rsid="001a0a56"/>
    </style:style>
    <style:style style:name="P22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officeooo:paragraph-rsid="000ed947"/>
    </style:style>
    <style:style style:name="P23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He" officeooo:paragraph-rsid="001a0a56" fo:background-color="#ffffff" style:font-name-complex="He"/>
    </style:style>
    <style:style style:name="P24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He" officeooo:paragraph-rsid="000ed947" fo:background-color="#ffffff" style:font-name-asian="Menlo1" style:font-name-complex="He"/>
    </style:style>
    <style:style style:name="P25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He" officeooo:paragraph-rsid="00127da5" fo:background-color="#ffffff" style:font-name-asian="Menlo1" style:font-name-complex="He"/>
    </style:style>
    <style:style style:name="P26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He" fo:font-weight="normal" officeooo:paragraph-rsid="001a0a56" fo:background-color="#ffffff" style:font-name-asian="Menlo1" style:font-weight-asian="normal" style:font-name-complex="He" style:font-weight-complex="normal"/>
    </style:style>
    <style:style style:name="P27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Menlo" officeooo:paragraph-rsid="001a0a56" fo:background-color="#ffffff" style:font-name-asian="Menlo1" style:font-name-complex="Menlo"/>
    </style:style>
    <style:style style:name="P28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21409a" style:font-name="He" fo:language="it" fo:country="IT" fo:font-style="italic" officeooo:rsid="00085c02" officeooo:paragraph-rsid="001a0a56" style:letter-kerning="true" fo:background-color="#ffffff" style:font-name-asian="DengXian" style:font-style-asian="italic" style:font-name-complex="He" style:language-complex="ar" style:country-complex="SA" style:font-style-complex="italic"/>
    </style:style>
    <style:style style:name="P29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21409a" style:font-name="He" fo:language="it" fo:country="IT" fo:font-style="italic" officeooo:paragraph-rsid="001a0a56" fo:background-color="#ffffff" style:font-style-asian="italic" style:font-name-complex="He" style:font-style-complex="italic"/>
    </style:style>
    <style:style style:name="P30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21409a" style:font-name="He" fo:language="it" fo:country="IT" fo:font-style="italic" fo:font-weight="normal" officeooo:rsid="00085c02" officeooo:paragraph-rsid="001a0a56" style:letter-kerning="true" fo:background-color="#ffffff" style:font-name-asian="DengXian" style:font-style-asian="italic" style:font-weight-asian="normal" style:font-name-complex="He" style:language-complex="ar" style:country-complex="SA" style:font-style-complex="italic" style:font-weight-complex="normal"/>
    </style:style>
    <style:style style:name="P31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21409a" style:font-name="He" fo:language="it" fo:country="IT" fo:font-style="italic" fo:font-weight="normal" officeooo:rsid="0031bf0f" officeooo:paragraph-rsid="0031bf0f" style:letter-kerning="true" fo:background-color="#ffffff" style:font-name-asian="DengXian" style:font-style-asian="italic" style:font-weight-asian="normal" style:font-name-complex="He" style:language-complex="ar" style:country-complex="SA" style:font-style-complex="italic" style:font-weight-complex="normal"/>
    </style:style>
    <style:style style:name="P32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font-weight="normal" officeooo:rsid="0021cf32" officeooo:paragraph-rsid="0021cf32" style:font-weight-asian="normal" style:font-weight-complex="normal"/>
    </style:style>
    <style:style style:name="P33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000000" style:font-name="He" fo:font-size="12pt" fo:language="it" fo:country="IT" fo:font-style="italic" fo:font-weight="normal" officeooo:rsid="0031bf0f" officeooo:paragraph-rsid="0031bf0f" style:letter-kerning="true" fo:background-color="#ffffff" style:font-name-asian="DengXian" style:font-size-asian="12pt" style:font-style-asian="italic" style:font-weight-asian="normal" style:font-name-complex="He" style:font-size-complex="12pt" style:language-complex="ar" style:country-complex="SA" style:font-style-complex="italic" style:font-weight-complex="normal"/>
    </style:style>
    <style:style style:name="P34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000000" style:font-name="He" fo:font-size="12pt" fo:language="it" fo:country="IT" fo:font-style="italic" fo:font-weight="normal" officeooo:rsid="0034ff24" officeooo:paragraph-rsid="0034ff24" style:letter-kerning="true" fo:background-color="#ffffff" style:font-name-asian="DengXian" style:font-size-asian="12pt" style:font-style-asian="italic" style:font-weight-asian="normal" style:font-name-complex="He" style:font-size-complex="12pt" style:language-complex="ar" style:country-complex="SA" style:font-style-complex="italic" style:font-weight-complex="normal"/>
    </style:style>
    <style:style style:name="P35" style:family="paragraph" style:parent-style-name="List_20_Paragraph">
      <style:paragraph-properties fo:margin-left="0cm" fo:margin-right="0cm" fo:text-indent="0cm" style:auto-text-indent="false"/>
      <style:text-properties fo:color="#ed1c24" style:font-name="He" fo:font-size="11pt" officeooo:paragraph-rsid="001a0a56" style:font-name-asian="DengXian" style:font-size-asian="11pt" style:font-name-complex="He"/>
    </style:style>
    <style:style style:name="P36" style:family="paragraph" style:parent-style-name="List_20_Paragraph">
      <style:paragraph-properties fo:margin-left="0cm" fo:margin-right="0cm" fo:text-indent="0cm" style:auto-text-indent="false"/>
      <style:text-properties officeooo:paragraph-rsid="001a0a56"/>
    </style:style>
    <style:style style:name="P37" style:family="paragraph" style:parent-style-name="List_20_Paragraph">
      <style:paragraph-properties fo:margin-left="0cm" fo:margin-right="0cm" fo:text-indent="0cm" style:auto-text-indent="false"/>
      <style:text-properties fo:color="#182f7c" style:font-name="He" fo:font-size="11pt" fo:font-style="italic" officeooo:paragraph-rsid="001a0a56" style:font-name-asian="DengXian" style:font-size-asian="11pt" style:font-style-asian="italic" style:font-name-complex="He" style:font-style-complex="italic"/>
    </style:style>
    <style:style style:name="P38" style:family="paragraph" style:parent-style-name="Standard">
      <style:text-properties officeooo:rsid="00061070" officeooo:paragraph-rsid="00061070"/>
    </style:style>
    <style:style style:name="P39" style:family="paragraph" style:parent-style-name="Standard">
      <style:text-properties fo:color="#ff0066" fo:font-size="14pt" officeooo:rsid="00061070" officeooo:paragraph-rsid="00061070" style:font-size-asian="14pt" style:font-size-complex="14pt"/>
    </style:style>
    <style:style style:name="P40" style:family="paragraph" style:parent-style-name="Standard">
      <style:text-properties fo:color="#ff0066" fo:font-size="14pt" officeooo:rsid="00085c02" officeooo:paragraph-rsid="00085c02" style:font-size-asian="14pt" style:font-size-complex="14pt"/>
    </style:style>
    <style:style style:name="P41" style:family="paragraph" style:parent-style-name="Standard">
      <style:text-properties fo:color="#ff0066" fo:font-size="14pt" officeooo:rsid="0031bf0f" officeooo:paragraph-rsid="0031bf0f" style:font-size-asian="14pt" style:font-size-complex="14pt"/>
    </style:style>
    <style:style style:name="P42" style:family="paragraph" style:parent-style-name="Standard">
      <style:text-properties fo:color="#000000" style:font-name="He" fo:font-size="11pt" fo:language="en" fo:country="US" fo:font-style="italic" style:text-underline-style="none" officeooo:rsid="00085c02" officeooo:paragraph-rsid="00061070" style:letter-kerning="true" style:font-name-asian="DengXian" style:font-size-asian="11pt" style:language-asian="zh" style:country-asian="CN" style:font-style-asian="italic" style:font-name-complex="He" style:font-size-complex="11pt" style:language-complex="ar" style:country-complex="SA" style:font-style-complex="italic"/>
    </style:style>
    <style:style style:name="P43" style:family="paragraph" style:parent-style-name="Standard">
      <style:text-properties fo:color="#0070c0" style:font-name="Helvetica Neue" fo:font-size="11pt" fo:language="en" fo:country="US" style:text-underline-style="none" officeooo:rsid="00085c02" officeooo:paragraph-rsid="00061070" style:letter-kerning="true" style:font-name-asian="Arial Unicode MS" style:font-size-asian="11pt" style:language-asian="zh" style:country-asian="CN" style:font-name-complex="Arial Unicode MS" style:font-size-complex="11pt" style:language-complex="hi" style:country-complex="IN"/>
    </style:style>
    <style:style style:name="P44" style:family="paragraph" style:parent-style-name="Standard">
      <style:text-properties fo:color="#0070c0" style:font-name="Helvetica Neue" fo:font-size="11pt" fo:language="en" fo:country="US" style:text-underline-style="none" officeooo:rsid="00085c02" officeooo:paragraph-rsid="002bb7e0" style:letter-kerning="true" style:font-name-asian="Arial Unicode MS" style:font-size-asian="11pt" style:language-asian="zh" style:country-asian="CN" style:font-name-complex="Arial Unicode MS" style:font-size-complex="11pt" style:language-complex="hi" style:country-complex="IN"/>
    </style:style>
    <style:style style:name="P45" style:family="paragraph" style:parent-style-name="Standard">
      <style:text-properties fo:color="#0070c0" style:font-name="Helvetica Neue" fo:font-size="11pt" fo:language="en" fo:country="US" style:text-underline-style="none" officeooo:rsid="002bc5d6" officeooo:paragraph-rsid="002bc5d6" style:letter-kerning="true" style:font-name-asian="Arial Unicode MS" style:font-size-asian="11pt" style:language-asian="zh" style:country-asian="CN" style:font-name-complex="Arial Unicode MS" style:font-size-complex="11pt" style:language-complex="hi" style:country-complex="IN"/>
    </style:style>
    <style:style style:name="P46" style:family="paragraph" style:parent-style-name="Body" style:list-style-name="WW8Num5">
      <style:text-properties officeooo:paragraph-rsid="001a0a56"/>
    </style:style>
    <style:style style:name="P47" style:family="paragraph" style:parent-style-name="Body" style:list-style-name="WW8Num5">
      <style:text-properties officeooo:rsid="00085c02" officeooo:paragraph-rsid="001a0a56"/>
    </style:style>
    <style:style style:name="P48" style:family="paragraph" style:parent-style-name="Body" style:list-style-name="WW8Num5">
      <style:text-properties officeooo:rsid="00085c02" officeooo:paragraph-rsid="00085c02"/>
    </style:style>
    <style:style style:name="P49" style:family="paragraph" style:parent-style-name="Body">
      <style:text-properties officeooo:rsid="00085c02" officeooo:paragraph-rsid="00085c02"/>
    </style:style>
    <style:style style:name="P50" style:family="paragraph" style:parent-style-name="Body">
      <style:text-properties officeooo:rsid="00085c02" officeooo:paragraph-rsid="001a0a56"/>
    </style:style>
    <style:style style:name="P51" style:family="paragraph" style:parent-style-name="Body">
      <style:text-properties fo:color="#ff3333" officeooo:rsid="0038472c" officeooo:paragraph-rsid="0038472c"/>
    </style:style>
    <style:style style:name="P52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ff3333" style:font-name="He" fo:language="it" fo:country="IT" fo:font-style="italic" officeooo:rsid="0038472c" officeooo:paragraph-rsid="0038472c" style:letter-kerning="true" fo:background-color="#ffffff" style:font-name-asian="DengXian" style:font-style-asian="italic" style:font-name-complex="He" style:language-complex="ar" style:country-complex="SA" style:font-style-complex="italic"/>
    </style:style>
    <style:style style:name="P53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21409a" style:font-name="He" fo:language="it" fo:country="IT" fo:font-style="italic" officeooo:rsid="00085c02" officeooo:paragraph-rsid="000ed947" style:letter-kerning="true" fo:background-color="#ffffff" style:font-name-asian="DengXian" style:font-style-asian="italic" style:font-name-complex="He" style:language-complex="ar" style:country-complex="SA" style:font-style-complex="italic"/>
    </style:style>
    <style:style style:name="P54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0066cc" style:font-name="He" fo:language="en" fo:country="US" officeooo:rsid="001c67d5" officeooo:paragraph-rsid="001c67d5" style:font-name-complex="He"/>
    </style:style>
    <style:style style:name="P55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000000" style:font-name="He" fo:language="en" fo:country="US" officeooo:rsid="001c67d5" officeooo:paragraph-rsid="001c67d5" style:font-name-complex="He"/>
    </style:style>
    <style:style style:name="P56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3399ff" style:font-name="He" fo:language="en" fo:country="US" officeooo:rsid="001c67d5" officeooo:paragraph-rsid="001c67d5" style:font-name-complex="He"/>
    </style:style>
    <style:style style:name="P57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000000" style:font-name="He" fo:font-size="12pt" fo:language="it" fo:country="IT" fo:font-style="italic" fo:font-weight="normal" officeooo:rsid="0034ff24" officeooo:paragraph-rsid="00378f29" style:letter-kerning="true" fo:background-color="#ffffff" style:font-name-asian="DengXian" style:font-size-asian="12pt" style:font-style-asian="italic" style:font-weight-asian="normal" style:font-name-complex="He" style:font-size-complex="12pt" style:language-complex="ar" style:country-complex="SA" style:font-style-complex="italic" style:font-weight-complex="normal"/>
    </style:style>
    <style:style style:name="P58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000000" style:font-name="He" fo:font-size="12pt" fo:language="it" fo:country="IT" fo:font-style="italic" fo:font-weight="normal" officeooo:rsid="0031bf0f" officeooo:paragraph-rsid="0031bf0f" style:letter-kerning="true" fo:background-color="#ffffff" style:font-name-asian="DengXian" style:font-size-asian="12pt" style:font-style-asian="italic" style:font-weight-asian="normal" style:font-name-complex="He" style:font-size-complex="12pt" style:language-complex="ar" style:country-complex="SA" style:font-style-complex="italic" style:font-weight-complex="normal"/>
    </style:style>
    <style:style style:name="P59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ff0066" style:font-name="He" fo:font-size="14pt" fo:language="it" fo:country="IT" fo:font-style="italic" fo:font-weight="normal" officeooo:rsid="0031bf0f" officeooo:paragraph-rsid="0031bf0f" style:letter-kerning="true" fo:background-color="#ffffff" style:font-name-asian="DengXian" style:font-size-asian="14pt" style:font-style-asian="italic" style:font-weight-asian="normal" style:font-name-complex="He" style:font-size-complex="14pt" style:language-complex="ar" style:country-complex="SA" style:font-style-complex="italic" style:font-weight-complex="normal"/>
    </style:style>
    <style:style style:name="P60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ff3333" style:font-name="He" fo:font-size="12pt" fo:language="it" fo:country="IT" fo:font-style="normal" fo:font-weight="normal" officeooo:rsid="00378f29" officeooo:paragraph-rsid="00403170" style:letter-kerning="true" fo:background-color="#ffffff" style:font-name-asian="DengXian" style:font-size-asian="12pt" style:font-style-asian="normal" style:font-weight-asian="normal" style:font-name-complex="He" style:font-size-complex="12pt" style:language-complex="ar" style:country-complex="SA" style:font-style-complex="normal" style:font-weight-complex="normal"/>
    </style:style>
    <style:style style:name="P61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ff3333" style:font-name="He" fo:font-size="12pt" fo:language="it" fo:country="IT" fo:font-style="normal" style:text-underline-style="none" fo:font-weight="normal" officeooo:rsid="00378f29" officeooo:paragraph-rsid="00403170" style:letter-kerning="true" fo:background-color="#ffffff" style:font-name-asian="DengXian" style:font-size-asian="12pt" style:language-asian="zh" style:country-asian="CN" style:font-style-asian="normal" style:font-weight-asian="normal" style:font-name-complex="He" style:font-size-complex="12pt" style:language-complex="ar" style:country-complex="SA" style:font-style-complex="normal" style:font-weight-complex="normal"/>
    </style:style>
    <style:style style:name="P62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21409a" style:font-name="He" fo:language="it" fo:country="IT" fo:font-style="italic" fo:font-weight="normal" officeooo:rsid="00085c02" officeooo:paragraph-rsid="001a0a56" style:letter-kerning="true" fo:background-color="#ffffff" style:font-name-asian="DengXian" style:font-style-asian="italic" style:font-weight-asian="normal" style:font-name-complex="He" style:language-complex="ar" style:country-complex="SA" style:font-style-complex="italic" style:font-weight-complex="normal"/>
    </style:style>
    <style:style style:name="P63" style:family="paragraph" style:parent-style-name="Standard">
      <style:text-properties fo:font-size="14pt" officeooo:rsid="00061070" officeooo:paragraph-rsid="00061070" style:font-size-asian="14pt" style:font-size-complex="14pt"/>
    </style:style>
    <style:style style:name="P64" style:family="paragraph" style:parent-style-name="Standard">
      <style:text-properties fo:font-size="14pt" officeooo:rsid="0036d0b8" officeooo:paragraph-rsid="0036d0b8" style:font-size-asian="14pt" style:font-size-complex="14pt"/>
    </style:style>
    <style:style style:name="P65" style:family="paragraph" style:parent-style-name="Standard">
      <style:text-properties officeooo:rsid="0031bf0f" officeooo:paragraph-rsid="0031bf0f"/>
    </style:style>
    <style:style style:name="P66" style:family="paragraph" style:parent-style-name="Standard">
      <style:text-properties fo:color="#0070c0" style:font-name="Helvetica Neue" fo:font-size="11pt" fo:language="en" fo:country="US" style:text-underline-style="none" officeooo:rsid="002bc5d6" officeooo:paragraph-rsid="002bc5d6" style:letter-kerning="true" style:font-name-asian="Arial Unicode MS" style:font-size-asian="11pt" style:language-asian="zh" style:country-asian="CN" style:font-name-complex="Arial Unicode MS" style:font-size-complex="11pt" style:language-complex="hi" style:country-complex="IN"/>
    </style:style>
    <style:style style:name="P67" style:family="paragraph" style:parent-style-name="Standard">
      <style:text-properties fo:color="#ff0066" fo:font-size="14pt" officeooo:rsid="0038472c" officeooo:paragraph-rsid="0038472c" style:font-size-asian="14pt" style:font-size-complex="14pt"/>
    </style:style>
    <style:style style:name="P68" style:family="paragraph" style:parent-style-name="Standard">
      <style:text-properties fo:color="#ff3333" style:font-name="Helvetica Neue" fo:font-size="11pt" fo:language="en" fo:country="US" style:text-underline-style="none" officeooo:rsid="00378f29" officeooo:paragraph-rsid="00378f29" style:letter-kerning="true" fo:background-color="transparent" style:font-name-asian="Arial Unicode MS" style:font-size-asian="11pt" style:language-asian="zh" style:country-asian="CN" style:font-name-complex="Arial Unicode MS" style:font-size-complex="11pt" style:language-complex="hi" style:country-complex="IN"/>
    </style:style>
    <style:style style:name="P69" style:family="paragraph" style:parent-style-name="Standard">
      <style:text-properties fo:color="#ff3333" officeooo:rsid="00378f29" officeooo:paragraph-rsid="00378f29"/>
    </style:style>
    <style:style style:name="P70" style:family="paragraph" style:parent-style-name="Standard">
      <style:text-properties fo:color="#ff3333" style:font-name="Liberation Serif1" officeooo:rsid="00378f29" officeooo:paragraph-rsid="00378f29"/>
    </style:style>
    <style:style style:name="P71" style:family="paragraph" style:parent-style-name="Standard">
      <style:text-properties officeooo:rsid="00061070" officeooo:paragraph-rsid="00061070"/>
    </style:style>
    <style:style style:name="T1" style:family="text">
      <style:text-properties officeooo:rsid="0007656f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8d054"/>
    </style:style>
    <style:style style:name="T4" style:family="text">
      <style:text-properties fo:color="#0070c0" fo:language="en" fo:country="US"/>
    </style:style>
    <style:style style:name="T5" style:family="text">
      <style:text-properties fo:color="#0070c0" style:font-name="He" fo:language="en" fo:country="US" fo:font-style="italic" style:letter-kerning="true" style:font-name-asian="DengXian" style:font-style-asian="italic" style:font-name-complex="He" style:language-complex="ar" style:country-complex="SA" style:font-style-complex="italic"/>
    </style:style>
    <style:style style:name="T6" style:family="text">
      <style:text-properties officeooo:rsid="000a16a0"/>
    </style:style>
    <style:style style:name="T7" style:family="text">
      <style:text-properties fo:color="#000000" style:font-name="He" fo:font-size="11pt" fo:font-style="italic" style:font-name-asian="DengXian" style:font-size-asian="11pt" style:font-style-asian="italic" style:font-name-complex="He" style:font-style-complex="italic"/>
    </style:style>
    <style:style style:name="T8" style:family="text">
      <style:text-properties fo:color="#000000" fo:font-size="11pt" style:font-size-asian="11pt"/>
    </style:style>
    <style:style style:name="T9" style:family="text">
      <style:text-properties fo:color="#000000" fo:language="it" fo:country="IT" fo:font-style="italic" officeooo:rsid="001c67d5" style:letter-kerning="true" fo:background-color="#ffffff" loext:char-shading-value="0" style:font-name-asian="DengXian" style:font-style-asian="italic" style:language-complex="ar" style:country-complex="SA" style:font-style-complex="italic"/>
    </style:style>
    <style:style style:name="T10" style:family="text">
      <style:text-properties fo:color="#000000" fo:language="it" fo:country="IT" fo:font-style="italic" officeooo:rsid="003d3f6e" style:letter-kerning="true" fo:background-color="#ffffff" loext:char-shading-value="0" style:font-name-asian="DengXian" style:font-style-asian="italic" style:language-complex="ar" style:country-complex="SA" style:font-style-complex="italic"/>
    </style:style>
    <style:style style:name="T11" style:family="text">
      <style:text-properties fo:color="#182f7c" style:font-name="He" fo:font-size="11pt" fo:font-style="italic" style:font-name-asian="DengXian" style:font-size-asian="11pt" style:font-style-asian="italic" style:font-name-complex="He" style:font-style-complex="italic"/>
    </style:style>
    <style:style style:name="T12" style:family="text">
      <style:text-properties fo:color="#182f7c" fo:font-size="11pt" style:font-size-asian="11pt"/>
    </style:style>
    <style:style style:name="T13" style:family="text">
      <style:text-properties style:font-name="He" fo:language="en" fo:country="US" fo:font-style="italic" style:letter-kerning="true" style:font-name-asian="DengXian" style:font-style-asian="italic" style:font-name-complex="He" style:language-complex="ar" style:country-complex="SA" style:font-style-complex="italic"/>
    </style:style>
    <style:style style:name="T14" style:family="text">
      <style:text-properties style:font-name="He" fo:language="en" fo:country="US" fo:font-style="italic" style:font-style-asian="italic" style:font-name-complex="He" style:font-style-complex="italic"/>
    </style:style>
    <style:style style:name="T15" style:family="text">
      <style:text-properties style:font-name="He" fo:language="it" fo:country="IT" fo:font-style="italic" fo:background-color="#ffffff" loext:char-shading-value="0" style:font-style-asian="italic" style:font-name-complex="He" style:font-style-complex="italic"/>
    </style:style>
    <style:style style:name="T16" style:family="text">
      <style:text-properties style:font-name="He" fo:font-style="italic" fo:background-color="#ffffff" loext:char-shading-value="0" style:font-style-asian="italic" style:font-name-complex="He" style:font-style-complex="italic"/>
    </style:style>
    <style:style style:name="T17" style:family="text">
      <style:text-properties fo:color="#21409a" style:font-name="He" fo:font-size="11pt" fo:font-style="italic" style:font-name-asian="DengXian" style:font-size-asian="11pt" style:font-style-asian="italic" style:font-name-complex="He" style:font-style-complex="italic"/>
    </style:style>
    <style:style style:name="T18" style:family="text">
      <style:text-properties fo:color="#21409a" style:font-name="He" fo:language="it" fo:country="IT" fo:font-style="italic" fo:background-color="#ffffff" loext:char-shading-value="0" style:font-style-asian="italic" style:font-name-complex="He" style:font-style-complex="italic"/>
    </style:style>
    <style:style style:name="T19" style:family="text">
      <style:text-properties fo:color="#21409a" style:font-name="He" fo:font-style="italic" fo:background-color="#ffffff" loext:char-shading-value="0" style:font-style-asian="italic" style:font-name-complex="He" style:font-style-complex="italic"/>
    </style:style>
    <style:style style:name="T20" style:family="text">
      <style:text-properties fo:color="#21409a" style:font-name="He" fo:language="en" fo:country="US" fo:font-style="italic" style:font-style-asian="italic" style:font-name-complex="He" style:font-style-complex="italic"/>
    </style:style>
    <style:style style:name="T21" style:family="text">
      <style:text-properties fo:color="#21409a" style:font-name="He" fo:language="en" fo:country="US" fo:font-style="italic" officeooo:rsid="0021cf32" style:font-style-asian="italic" style:font-name-complex="He" style:font-style-complex="italic"/>
    </style:style>
    <style:style style:name="T22" style:family="text">
      <style:text-properties fo:color="#21409a" fo:language="it" fo:country="IT" fo:background-color="#ffffff" loext:char-shading-value="0"/>
    </style:style>
    <style:style style:name="T23" style:family="text">
      <style:text-properties fo:color="#21409a" fo:language="it" fo:country="IT" fo:font-style="italic" officeooo:rsid="00174a6b" style:letter-kerning="true" fo:background-color="#ffffff" loext:char-shading-value="0" style:font-name-asian="DengXian" style:font-style-asian="italic" style:language-complex="ar" style:country-complex="SA" style:font-style-complex="italic"/>
    </style:style>
    <style:style style:name="T24" style:family="text">
      <style:text-properties fo:color="#21409a" fo:language="it" fo:country="IT" fo:font-style="italic" officeooo:rsid="001accec" style:letter-kerning="true" fo:background-color="#ffffff" loext:char-shading-value="0" style:font-name-asian="DengXian" style:font-style-asian="italic" style:language-complex="ar" style:country-complex="SA" style:font-style-complex="italic"/>
    </style:style>
    <style:style style:name="T25" style:family="text">
      <style:text-properties fo:color="#21409a" fo:font-style="italic" officeooo:rsid="001c67d5" style:letter-kerning="true" fo:background-color="#ffffff" loext:char-shading-value="0" style:font-name-asian="DengXian" style:font-style-asian="italic" style:language-complex="ar" style:country-complex="SA" style:font-style-complex="italic"/>
    </style:style>
    <style:style style:name="T26" style:family="text">
      <style:text-properties fo:color="#21409a" fo:font-style="italic" officeooo:rsid="00333d11" style:font-style-asian="italic" style:font-style-complex="italic"/>
    </style:style>
    <style:style style:name="T27" style:family="text">
      <style:text-properties fo:language="it" fo:country="IT" fo:background-color="#ffffff" loext:char-shading-value="0"/>
    </style:style>
    <style:style style:name="T28" style:family="text">
      <style:text-properties fo:language="it" fo:country="IT" fo:font-style="italic" style:letter-kerning="true" fo:background-color="#ffffff" loext:char-shading-value="0" style:font-name-asian="DengXian" style:font-style-asian="italic" style:language-complex="ar" style:country-complex="SA" style:font-style-complex="italic"/>
    </style:style>
    <style:style style:name="T29" style:family="text">
      <style:text-properties fo:language="it" fo:country="IT" fo:font-style="italic" officeooo:rsid="001accec" style:letter-kerning="true" fo:background-color="#ffffff" loext:char-shading-value="0" style:font-name-asian="DengXian" style:font-style-asian="italic" style:language-complex="ar" style:country-complex="SA" style:font-style-complex="italic"/>
    </style:style>
    <style:style style:name="T30" style:family="text">
      <style:text-properties fo:language="it" fo:country="IT" fo:font-style="italic" officeooo:rsid="00174a6b" style:letter-kerning="true" fo:background-color="#ffffff" loext:char-shading-value="0" style:font-name-asian="DengXian" style:font-style-asian="italic" style:language-complex="ar" style:country-complex="SA" style:font-style-complex="italic"/>
    </style:style>
    <style:style style:name="T31" style:family="text">
      <style:text-properties fo:color="#006d6f"/>
    </style:style>
    <style:style style:name="T32" style:family="text">
      <style:text-properties fo:color="#006d6f" style:font-name="He" fo:language="it" fo:country="IT" fo:font-style="italic" fo:background-color="#ffffff" loext:char-shading-value="0" style:font-style-asian="italic" style:font-name-complex="He" style:font-style-complex="italic"/>
    </style:style>
    <style:style style:name="T33" style:family="text">
      <style:text-properties fo:color="#006d6f" style:font-name="He" fo:font-style="italic" fo:background-color="#ffffff" loext:char-shading-value="0" style:font-style-asian="italic" style:font-name-complex="He" style:font-style-complex="italic"/>
    </style:style>
    <style:style style:name="T34" style:family="text">
      <style:text-properties fo:color="#006d6f" style:font-name="He" fo:language="en" fo:country="US" fo:font-style="italic" style:font-style-asian="italic" style:font-name-complex="He" style:font-style-complex="italic"/>
    </style:style>
    <style:style style:name="T35" style:family="text">
      <style:text-properties fo:color="#006d6f" fo:language="it" fo:country="IT" fo:background-color="#ffffff" loext:char-shading-value="0"/>
    </style:style>
    <style:style style:name="T36" style:family="text">
      <style:text-properties fo:color="#006d6f" fo:language="it" fo:country="IT" fo:font-style="italic" officeooo:rsid="001c67d5" style:letter-kerning="true" fo:background-color="#ffffff" loext:char-shading-value="0" style:font-name-asian="DengXian" style:font-style-asian="italic" style:language-complex="ar" style:country-complex="SA" style:font-style-complex="italic"/>
    </style:style>
    <style:style style:name="T37" style:family="text">
      <style:text-properties fo:color="#006d6f" officeooo:rsid="001c67d5"/>
    </style:style>
    <style:style style:name="T38" style:family="text">
      <style:text-properties fo:color="#ce181e" style:font-name="He" fo:font-style="italic" fo:background-color="#ffffff" loext:char-shading-value="0" style:font-style-asian="italic" style:font-name-complex="He" style:font-style-complex="italic"/>
    </style:style>
    <style:style style:name="T39" style:family="text">
      <style:text-properties fo:color="#ce181e" style:font-name="He" fo:language="en" fo:country="US" fo:font-style="italic" style:font-style-asian="italic" style:font-name-complex="He" style:font-style-complex="italic"/>
    </style:style>
    <style:style style:name="T40" style:family="text">
      <style:text-properties officeooo:rsid="00127da5"/>
    </style:style>
    <style:style style:name="T41" style:family="text">
      <style:text-properties officeooo:rsid="00182331"/>
    </style:style>
    <style:style style:name="T42" style:family="text">
      <style:text-properties officeooo:rsid="0028ed1c"/>
    </style:style>
    <style:style style:name="T43" style:family="text">
      <style:text-properties officeooo:rsid="00298ecb"/>
    </style:style>
    <style:style style:name="T44" style:family="text">
      <style:text-properties officeooo:rsid="00333d11"/>
    </style:style>
    <style:style style:name="T45" style:family="text">
      <style:text-properties officeooo:rsid="0036d0b8"/>
    </style:style>
    <style:style style:name="T46" style:family="text">
      <style:text-properties officeooo:rsid="003714cf"/>
    </style:style>
    <style:style style:name="T47" style:family="text">
      <style:text-properties officeooo:rsid="001c67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text:span text:style-name="T45">Solvent accessible surface area (</text:span>SASA<text:span text:style-name="T45">)</text:span></text:p>
      <text:p text:style-name="P63"/>
      <text:p text:style-name="P64">In order to study the drug release of polymer prodrugs, we compare the Solvent accessible surface of active points (Amide) in aggregate (contains 24 chains) and 1 chain (in octanol and in same calculate condition (water, WF and ions, <text:span text:style-name="T46">same concentration of GemPi1kda</text:span>) <text:s text:c="2"/></text:p>
      <text:p text:style-name="P38"/>
      <text:p text:style-name="P39"><text:span text:style-name="T43">1. </text:span>1chain in octanol <text:span text:style-name="T1">(jarre, 6h)</text:span></text:p>
      <text:p text:style-name="P38"/>
      <text:p text:style-name="P43">:~/GemPi1kDa/byrd03/octanol/Take6_ok/test_sasa</text:p>
      <text:p text:style-name="P45">~/ProDrug/GemPi1kDa/byrd03/solution/Gem24/trajectory/1chain_octanol</text:p>
      <text:p text:style-name="P45"/>
      <text:p text:style-name="P68">#increase the calculate time until 1 us#</text:p>
      <text:p text:style-name="P42">gmx convert-tpr -s cg_md.tpr -o cg_md_1.tpr -until 1000000</text:p>
      <text:p text:style-name="P42">gmx mdrun -s cg_md_1.tpr <text:s/>-v -deffnm cg_md</text:p>
      <text:p text:style-name="P38"/>
      <text:p text:style-name="P41">Analysis</text:p>
      <text:p text:style-name="P69">#SASA#</text:p>
      <text:p text:style-name="P65">gmx sasa -f cg_md_1.xtc -s cg_md_1.tpr -n cg_md.ndx -o 1chain_oct_sasa.xvg -or 1chain_oct_res_sas.xvg -pbc -surface <text:s/>-output <text:s/>-ndots 25</text:p>
      <text:p text:style-name="P65"/>
      <text:p text:style-name="P70">#Average#</text:p>
      <text:p text:style-name="P57">awk '{sum+=sprintf("%f",$5)}END{printf "%.6f\n%.6f\n",sum,sum/NR}' 1chain_W_sasa.xvg </text:p>
      <text:p text:style-name="P38"/>
      <text:p text:style-name="P40"><text:span text:style-name="T43">2. </text:span>1chain in water <text:span text:style-name="T42">( byrd02, 3h)</text:span></text:p>
      <text:p text:style-name="P44">~/ProDrug/GemPi1kDa/byrd03/solution/Gem24/trajectory/1chain_water</text:p>
      <text:p text:style-name="P67">conditions:</text:p>
      <text:list xml:id="list8259579928247408788" text:style-name="WW8Num5">
        <text:list-item>
          <text:p text:style-name="P46">150mM NaCl + water </text:p>
        </text:list-item>
        <text:list-item>
          <text:p text:style-name="P46">1mM ProDrug (1kda)</text:p>
        </text:list-item>
        <text:list-item>
          <text:p text:style-name="P47">1microsecond expected </text:p>
        </text:list-item>
        <text:list-item>
          <text:p text:style-name="P48">same cg_md.itp file in octanol</text:p>
        </text:list-item>
      </text:list>
      <text:p text:style-name="P49"/>
      <text:p text:style-name="P2"><text:span text:style-name="T2">Copy </text:span><text:span text:style-name="T4">cg_md.xtc,</text:span><text:span text:style-name="T2"> </text:span><text:span text:style-name="T4">cg_md.tpr, </text:span><text:span text:style-name="T2"><text:s/></text:span><text:span text:style-name="T3">1kda_mapped.itp </text:span><text:span text:style-name="T2">from ~/ProDrug/Octanol/Take6_ok</text:span></text:p>
      <text:p text:style-name="P11"/>
      <text:p text:style-name="P51"><text:span text:style-name="T13">#creat prodrug gro file#</text:span></text:p>
      <text:p text:style-name="P1"><text:span text:style-name="T13">gmx trjconv -f</text:span><text:span text:style-name="T5"> cg_md.xtc</text:span><text:span text:style-name="T13"> -s </text:span><text:span text:style-name="T5">cg_md.tpr</text:span><text:span text:style-name="T13"> -o </text:span><text:span text:style-name="T5">prodrug.gro</text:span><text:span text:style-name="T13"> </text:span></text:p>
      <text:p text:style-name="P1"><text:span text:style-name="T13"/></text:p>
      <text:p text:style-name="P35"># Place the solute in a simulation box</text:p>
      <text:p text:style-name="P36"><text:span text:style-name="T7">gmx editconf -f </text:span><text:span text:style-name="T17">prodrug.</text:span><text:span text:style-name="T11">gro</text:span><text:span text:style-name="T7"> -bt cubic -d 1 -o prodrug</text:span><text:span text:style-name="T11">_inbox.gro</text:span></text:p>
      <text:p text:style-name="P37"/>
      <text:p text:style-name="P8"># define the size of box</text:p>
      <text:p text:style-name="P15">gmx editconf -f <text:span text:style-name="T8">prodrug</text:span><text:span text:style-name="T12">_inbox.gro</text:span> -o system_temp.gro -d 1.0 -bt cubic -box <text:span text:style-name="T6">11.84 11.84 11.84</text:span></text:p>
      <text:p text:style-name="P15"/>
      <text:p text:style-name="P6"># Minimization in vaccum following by minimization in solution</text:p>
      <text:p text:style-name="P21"><text:span text:style-name="T16">gmx grompp -f </text:span><text:span text:style-name="T33">minimization-vac.mdp</text:span><text:span text:style-name="T16"> -c </text:span><text:span text:style-name="T19">system_temp.gro</text:span><text:span text:style-name="T16"> -p</text:span><text:span text:style-name="T19"> system.top</text:span><text:span text:style-name="T16"> -o </text:span><text:span text:style-name="T19">minimization-vac.tpr</text:span></text:p>
      <text:p text:style-name="P16">gmx mdrun -deffnm minimization-vac -v</text:p>
      <text:p text:style-name="P17"/>
      <text:p text:style-name="P23"># Solvatation</text:p>
      <text:p text:style-name="P21"><text:span text:style-name="T16">gmx solvate -cp </text:span><text:span text:style-name="T19">minimization-vac.gro</text:span><text:span text:style-name="T16"> -cs </text:span><text:span text:style-name="T38">water.gro</text:span><text:span text:style-name="T16"> -radius 0.21 -o </text:span><text:span text:style-name="T19">system_W.gro</text:span></text:p>
      <text:p text:style-name="P17"><text:soft-page-break/></text:p>
      <text:p text:style-name="P14"><text:span text:style-name="T27">gmx grompp -f </text:span><text:span text:style-name="T35">ions.mdp</text:span><text:span text:style-name="T27"> -c </text:span><text:span text:style-name="T22">system_W.gro</text:span><text:span text:style-name="T27"> -p </text:span><text:span text:style-name="T22">system.top</text:span><text:span text:style-name="T27"> -o </text:span><text:span text:style-name="T22">ions.tpr</text:span></text:p>
      <text:p text:style-name="P28"/>
      <text:p text:style-name="P24"># Add ions into the box</text:p>
      <text:p text:style-name="P22"><text:span text:style-name="T16">gmx genion -s </text:span><text:span text:style-name="T19">ions.tpr</text:span><text:span text:style-name="T16"> <text:s/>-p </text:span><text:span text:style-name="T19">system.top</text:span><text:span text:style-name="T16"> <text:s/>-neutral -conc 0.15 <text:s/>-pname NA+ -nname CL- -o </text:span><text:span text:style-name="T19">system_WI.gro</text:span></text:p>
      <text:p text:style-name="P19">Then select the water group, here it’s the #3.</text:p>
      <text:p text:style-name="P19"/>
      <text:p text:style-name="P25"># Add <text:span text:style-name="T40">anti-freeze water </text:span>into the box</text:p>
      <text:p text:style-name="P3">Gempi<text:span text:style-name="T40">1</text:span>kda <text:s text:c="5"/><text:span text:style-name="T40">1</text:span></text:p>
      <text:p text:style-name="P3">;W <text:s text:c="17"/><text:span text:style-name="T41">13115</text:span></text:p>
      <text:p text:style-name="P3">W <text:s text:c="18"/><text:span text:style-name="T40">11533</text:span></text:p>
      <text:p text:style-name="P3">WF <text:s text:c="17"/><text:span text:style-name="T40">1282</text:span></text:p>
      <text:p text:style-name="P3">NA+ <text:s text:c="15"/><text:span text:style-name="T40">150</text:span></text:p>
      <text:p text:style-name="P10">CL - <text:s text:c="16"/><text:span text:style-name="T40">150</text:span></text:p>
      <text:p text:style-name="P10"/>
      <text:p text:style-name="P20">change the last 1282 W to WF <text:span text:style-name="T44">in </text:span><text:span text:style-name="T26">system_WI.gro</text:span></text:p>
      <text:p text:style-name="P19"/>
      <text:p text:style-name="P7"># minimization </text:p>
      <text:p text:style-name="P9"><text:span text:style-name="T14">gmx grompp -f </text:span><text:span text:style-name="T34">minimization.mdp</text:span><text:span text:style-name="T14"> -c </text:span><text:span text:style-name="T20">system_WI.gro</text:span><text:span text:style-name="T14"> -p </text:span><text:span text:style-name="T39">system_2.top</text:span><text:span text:style-name="T14"> -o </text:span><text:span text:style-name="T20">minimization.tpr </text:span><text:span text:style-name="T21">-maxwarn 1</text:span></text:p>
      <text:p text:style-name="P12">gmx mdrun -deffnm minimization -v</text:p>
      <text:p text:style-name="P12"/>
      <text:p text:style-name="P52">#define the set in <text:s/><text:span text:style-name="T47">equilibration.mdp</text:span>#</text:p>
      <text:p text:style-name="P4"><text:span text:style-name="T25">vi <text:s/></text:span><text:span text:style-name="T36">equilibration.mdp, </text:span><text:span text:style-name="T9">check </text:span><text:span text:style-name="T10">the set as below;</text:span></text:p>
      <text:p text:style-name="P54">tc-grps <text:s text:c="17"/>= ProDrug Solvent</text:p>
      <text:p text:style-name="P5"/>
      <text:p text:style-name="P55"><text:span text:style-name="T30">gmx make_ndx -f <text:s/>minimization.gro -o system.nd</text:span><text:span text:style-name="T29">x</text:span></text:p>
      <text:p text:style-name="P56"><text:span text:style-name="T29">name 2</text:span><text:span text:style-name="T28">(1kda) </text:span><text:span text:style-name="T29"><text:s/>ProDrug</text:span></text:p>
      <text:p text:style-name="P56"><text:span text:style-name="T29">3</text:span><text:span text:style-name="T28">(W)</text:span><text:span text:style-name="T29"> | 4</text:span><text:span text:style-name="T28">(WF)</text:span><text:span text:style-name="T29"> | 5</text:span><text:span text:style-name="T28">(ION)</text:span></text:p>
      <text:p text:style-name="P56"><text:span text:style-name="T29">n</text:span><text:span text:style-name="T28">ame 6 Solvent</text:span></text:p>
      <text:p text:style-name="P13"/>
      <text:p text:style-name="P6"># Equil </text:p>
      <text:p text:style-name="P21"><text:span text:style-name="T15">gmx grompp -f </text:span><text:span text:style-name="T32">equilibration.mdp</text:span><text:span text:style-name="T15"> -c </text:span><text:span text:style-name="T18">minimization.gro </text:span><text:span text:style-name="T15">-p </text:span><text:span text:style-name="T18">system.top</text:span><text:span text:style-name="T15"> -o </text:span><text:span text:style-name="T18">equilibration.tpr </text:span><text:span text:style-name="T15">-n </text:span><text:span text:style-name="T18">system.ndx</text:span></text:p>
      <text:p text:style-name="P29"/>
      <text:p text:style-name="P18">gmx mdrun -deffnm equilibration -v</text:p>
      <text:p text:style-name="P27"/>
      <text:p text:style-name="P26"># Prod</text:p>
      <text:p text:style-name="P32"><text:span text:style-name="T16">gmx grompp -f </text:span><text:span text:style-name="T33">dynamic.mdp</text:span><text:span text:style-name="T16"> -c </text:span><text:span text:style-name="T19">equilibration.gro </text:span><text:span text:style-name="T16">-p </text:span><text:span text:style-name="T19">system.top</text:span><text:span text:style-name="T16"> -o</text:span><text:span text:style-name="T19"> dynamic.tpr</text:span><text:span text:style-name="T16"> -n </text:span><text:span text:style-name="T19">system.ndx</text:span></text:p>
      <text:p text:style-name="P30">gmx mdrun -deffnm dynamic -v</text:p>
      <text:p text:style-name="P30"/>
      <text:p text:style-name="P59">Analysis </text:p>
      <text:p text:style-name="P60">#SASA#</text:p>
      <text:p text:style-name="P33">gmx sasa -f dynamic.xtc -s dynamic.tpr -n 1chain.ndx -o 1chain_W_sasa.xvg -or 1chain_W_res_sas.xvg -pbc -surface -output -ndots 25</text:p>
      <text:p text:style-name="P33"/>
      <text:p text:style-name="P61">#Average#</text:p>
      <text:p text:style-name="P34">awk '{sum+=sprintf("%f",$5)}END{printf "%.6f\n%.6f\n",sum,sum/NR}' 1chain_W_sasa.xvg 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ngXian" svg:font-family="DengXian" style:font-pitch="variable"/>
    <style:font-face style:name="Liberation Serif1" svg:font-family="'Liberation Serif'" style:font-pitch="variable"/>
    <style:font-face style:name="Menlo1" svg:font-family="Menlo" style:font-pitch="variable"/>
    <style:font-face style:name="OpenSymbol" svg:font-family="OpenSymbol, 'Arial Unicode MS'" style:font-pitch="variable"/>
    <style:font-face style:name="He" svg:font-family="He" style:font-family-generic="roman" style:font-pitch="variable"/>
    <style:font-face style:name="Liberation Serif" svg:font-family="'Liberation Serif'" style:font-family-generic="roman" style:font-pitch="variable"/>
    <style:font-face style:name="Menlo" svg:font-family="Menlo" style:font-family-generic="roman" style:font-pitch="variable"/>
    <style:font-face style:name="Arial Unicode MS" svg:font-family="'Arial Unicode MS'" style:font-family-generic="swiss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ody" style:family="paragraph">
      <style:paragraph-properties fo:text-align="start" style:justify-single-word="false" fo:orphans="2" fo:widows="2" fo:hyphenation-ladder-count="no-limit" style:writing-mode="lr-tb"/>
      <style:text-properties fo:color="#000000" style:font-name="Helvetica Neue" fo:font-family="'Helvetica Neue'" style:font-family-generic="swiss" style:font-pitch="variable" fo:font-size="11pt" fo:language="fr" fo:country="FR" style:text-underline-style="none" style:letter-kerning="true" style:font-name-asian="Arial Unicode MS" style:font-family-asian="'Arial Unicode MS'" style:font-family-generic-asian="swiss" style:font-pitch-asian="variable" style:font-size-asian="11pt" style:language-asian="zh" style:country-asian="CN" style:font-name-complex="Arial Unicode MS" style:font-family-complex="'Arial Unicode MS'" style:font-family-generic-complex="swiss" style:font-pitch-complex="variable" style:font-size-complex="11pt" style:language-complex="hi" style:country-complex="IN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0cm" fo:margin-right="0cm" fo:text-indent="0.741cm" style:auto-text-indent="false"/>
    </style:style>
    <style:style style:name="Default" style:family="paragraph">
      <style:paragraph-properties fo:text-align="start" style:justify-single-word="false" fo:orphans="2" fo:widows="2" fo:hyphenation-ladder-count="no-limit" style:writing-mode="lr-tb"/>
      <style:text-properties fo:color="#000000" style:font-name="Helvetica Neue" fo:font-family="'Helvetica Neue'" style:font-family-generic="swiss" style:font-pitch="variable" fo:font-size="11pt" fo:language="en" fo:country="US" style:text-underline-style="none" style:letter-kerning="true" style:font-name-asian="Arial Unicode MS" style:font-family-asian="'Arial Unicode MS'" style:font-family-generic-asian="swiss" style:font-pitch-asian="variable" style:font-size-asian="11pt" style:language-asian="zh" style:country-asian="CN" style:font-name-complex="Arial Unicode MS" style:font-family-complex="'Arial Unicode MS'" style:font-family-generic-complex="swiss" style:font-pitch-complex="variable" style:font-size-complex="11pt" style:language-complex="hi" style:country-complex="IN" fo:hyphenate="false" fo:hyphenation-remain-char-count="2" fo:hyphenation-push-char-count="2"/>
    </style:style>
    <style:style style:name="WW8Num5z0" style:family="text">
      <style:text-properties fo:font-variant="normal" fo:text-transform="none" style:text-outline="false" style:text-line-through-style="none" style:text-line-through-type="none" style:text-position="0% 100%" style:font-name="OpenSymbol" fo:font-family="OpenSymbol, 'Arial Unicode MS'" style:font-pitch="variable" fo:font-size="13pt" fo:letter-spacing="normal" style:letter-kerning="true" style:font-size-asian="13pt" style:font-name-complex="OpenSymbol" style:font-family-complex="OpenSymbol, 'Arial Unicode MS'" style:font-pitch-complex="variable" style:font-size-complex="13pt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5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fo:text-indent="-0.423cm" fo:margin-left="0.423cm"/>
        </style:list-level-properties>
        <style:text-properties style:font-name="OpenSymbol"/>
      </text:list-level-style-bullet>
      <text:list-level-style-bullet text:level="2" text:style-name="WW8Num5z0" style:num-suffix="." text:bullet-char="-">
        <style:list-level-properties text:list-level-position-and-space-mode="label-alignment">
          <style:list-level-label-alignment text:label-followed-by="listtab" fo:text-indent="-0.423cm" fo:margin-left="0.847cm"/>
        </style:list-level-properties>
        <style:text-properties style:font-name="OpenSymbol"/>
      </text:list-level-style-bullet>
      <text:list-level-style-bullet text:level="3" text:style-name="WW8Num5z0" style:num-suffix="." text:bullet-char="-">
        <style:list-level-properties text:list-level-position-and-space-mode="label-alignment">
          <style:list-level-label-alignment text:label-followed-by="listtab" fo:text-indent="-0.423cm" fo:margin-left="1.27cm"/>
        </style:list-level-properties>
        <style:text-properties style:font-name="OpenSymbol"/>
      </text:list-level-style-bullet>
      <text:list-level-style-bullet text:level="4" text:style-name="WW8Num5z0" style:num-suffix="." text:bullet-char="-">
        <style:list-level-properties text:list-level-position-and-space-mode="label-alignment">
          <style:list-level-label-alignment text:label-followed-by="listtab" fo:text-indent="-0.423cm" fo:margin-left="1.693cm"/>
        </style:list-level-properties>
        <style:text-properties style:font-name="OpenSymbol"/>
      </text:list-level-style-bullet>
      <text:list-level-style-bullet text:level="5" text:style-name="WW8Num5z0" style:num-suffix="." text:bullet-char="-">
        <style:list-level-properties text:list-level-position-and-space-mode="label-alignment">
          <style:list-level-label-alignment text:label-followed-by="listtab" fo:text-indent="-0.423cm" fo:margin-left="2.117cm"/>
        </style:list-level-properties>
        <style:text-properties style:font-name="OpenSymbol"/>
      </text:list-level-style-bullet>
      <text:list-level-style-bullet text:level="6" text:style-name="WW8Num5z0" style:num-suffix="." text:bullet-char="-">
        <style:list-level-properties text:list-level-position-and-space-mode="label-alignment">
          <style:list-level-label-alignment text:label-followed-by="listtab" fo:text-indent="-0.423cm" fo:margin-left="2.54cm"/>
        </style:list-level-properties>
        <style:text-properties style:font-name="OpenSymbol"/>
      </text:list-level-style-bullet>
      <text:list-level-style-bullet text:level="7" text:style-name="WW8Num5z0" style:num-suffix="." text:bullet-char="-">
        <style:list-level-properties text:list-level-position-and-space-mode="label-alignment">
          <style:list-level-label-alignment text:label-followed-by="listtab" fo:text-indent="-0.423cm" fo:margin-left="2.963cm"/>
        </style:list-level-properties>
        <style:text-properties style:font-name="OpenSymbol"/>
      </text:list-level-style-bullet>
      <text:list-level-style-bullet text:level="8" text:style-name="WW8Num5z0" style:num-suffix="." text:bullet-char="-">
        <style:list-level-properties text:list-level-position-and-space-mode="label-alignment">
          <style:list-level-label-alignment text:label-followed-by="listtab" fo:text-indent="-0.423cm" fo:margin-left="3.387cm"/>
        </style:list-level-properties>
        <style:text-properties style:font-name="OpenSymbol"/>
      </text:list-level-style-bullet>
      <text:list-level-style-bullet text:level="9" text:style-name="WW8Num5z0" style:num-suffix="." text:bullet-char="-">
        <style:list-level-properties text:list-level-position-and-space-mode="label-alignment">
          <style:list-level-label-alignment text:label-followed-by="listtab" fo:text-indent="-0.423cm" fo:margin-left="3.8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1:21:49.147139249</meta:creation-date>
    <dc:date>2020-03-11T09:28:18.437556236</dc:date>
    <meta:editing-duration>PT3H47M52S</meta:editing-duration>
    <meta:editing-cycles>37</meta:editing-cycles>
    <meta:generator>LibreOffice/5.2.7.2$Linux_X86_64 LibreOffice_project/20m0$Build-2</meta:generator>
    <meta:document-statistic meta:table-count="0" meta:image-count="0" meta:object-count="0" meta:page-count="2" meta:paragraph-count="65" meta:word-count="404" meta:character-count="3010" meta:non-whitespace-character-count="2548"/>
  </office:meta>
</office:document-meta>
</file>